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913b" officeooo:paragraph-rsid="0007913b"/>
    </style:style>
    <style:style style:name="P2" style:family="paragraph" style:parent-style-name="Standard">
      <style:text-properties officeooo:rsid="0007913b" officeooo:paragraph-rsid="0007d10c"/>
    </style:style>
    <style:style style:name="P3" style:family="paragraph" style:parent-style-name="Standard">
      <style:text-properties officeooo:rsid="000a9ba6" officeooo:paragraph-rsid="000a9ba6"/>
    </style:style>
    <style:style style:name="P4" style:family="paragraph" style:parent-style-name="Standard">
      <style:text-properties officeooo:rsid="000acbc6" officeooo:paragraph-rsid="000acbc6"/>
    </style:style>
    <style:style style:name="P5" style:family="paragraph" style:parent-style-name="Standard">
      <style:text-properties officeooo:rsid="000cd679" officeooo:paragraph-rsid="000cd679"/>
    </style:style>
    <style:style style:name="P6" style:family="paragraph" style:parent-style-name="Standard">
      <style:text-properties officeooo:rsid="001057ce" officeooo:paragraph-rsid="001057ce"/>
    </style:style>
    <style:style style:name="T1" style:family="text">
      <style:text-properties officeooo:rsid="0007d10c"/>
    </style:style>
    <style:style style:name="T2" style:family="text">
      <style:text-properties officeooo:rsid="00099228"/>
    </style:style>
    <style:style style:name="T3" style:family="text">
      <style:text-properties officeooo:rsid="000cd679"/>
    </style:style>
    <style:style style:name="T4" style:family="text">
      <style:text-properties officeooo:rsid="00100355"/>
    </style:style>
    <style:style style:name="T5" style:family="text">
      <style:text-properties officeooo:rsid="0011c8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Textbox should accept numbers between 1 – 10.</text:p>
      <text:p text:style-name="P1"/>
      <text:p text:style-name="P1"><text:tab/>Boundry value analysis – 0,1,2 --- 9,10,11</text:p>
      <text:p text:style-name="P1"/>
      <text:p text:style-name="P1"/>
      <text:p text:style-name="P1">2. Password Textfield</text:p>
      <text:p text:style-name="P1"/>
      <text:p text:style-name="P1"><text:tab/><text:span text:style-name="T2">Invalid - less than 8 and greater than 16</text:span></text:p>
      <text:p text:style-name="P1"><text:tab/>password length min – 8 <text:s/>, <text:s/>max – 16</text:p>
      <text:p text:style-name="P1"><text:tab/><text:span text:style-name="T1">password must contain numbers between 0-9</text:span></text:p>
      <text:p text:style-name="P1"><text:tab/>password <text:span text:style-name="T1">must</text:span> contain atleas<text:span text:style-name="T1">t</text:span> <text:span text:style-name="T1">1 special character</text:span></text:p>
      <text:p text:style-name="P1"><text:tab/><text:span text:style-name="T1">password must contain atleast 1 Uppercase Letter</text:span></text:p>
      <text:p text:style-name="P2"><text:tab/><text:span text:style-name="T1">password must contain atleast 1 Lowercase Letter</text:span></text:p>
      <text:p text:style-name="P2"/>
      <text:p text:style-name="P2"/>
      <text:p text:style-name="P3">3. Tax problem test cases.</text:p>
      <text:p text:style-name="P3"/>
      <text:p text:style-name="P3"><text:tab/>60001 to 150000</text:p>
      <text:p text:style-name="P3"/>
      <text:p text:style-name="P3"><text:tab/></text:p>
      <text:p text:style-name="P3"><text:s text:c="2"/>test case:-</text:p>
      <text:p text:style-name="P3"><text:tab/></text:p>
      <text:p text:style-name="P3"/>
      <text:p text:style-name="P3"><text:tab/>0 – 60000 <text:tab/><text:tab/><text:tab/>61000 – 150000<text:tab/><text:tab/><text:tab/>150001 and above</text:p>
      <text:p text:style-name="P3"/>
      <text:p text:style-name="P3"><text:tab/>25000<text:tab/>Invalid<text:tab/><text:tab/><text:tab/>88000<text:tab/>Valid<text:tab/><text:tab/><text:tab/><text:tab/>190000 Invalid</text:p>
      <text:p text:style-name="P3"/>
      <text:p text:style-name="P3"/>
      <text:p text:style-name="P3"/>
      <text:p text:style-name="P5">4. Username and Password Test Cases:-</text:p>
      <text:p text:style-name="P5"/>
      <text:p text:style-name="P5"><text:tab/><text:tab/>username <text:tab/>password<text:tab/><text:span text:style-name="T4">Login button</text:span></text:p>
      <text:p text:style-name="P5"/>
      <text:p text:style-name="P5"><text:tab/><text:tab/> <text:s text:c="4"/>T<text:tab/><text:tab/> <text:s text:c="4"/>T<text:tab/><text:tab/>Visible</text:p>
      <text:p text:style-name="P5"><text:tab/><text:tab/> <text:s text:c="4"/>T<text:tab/><text:tab/> <text:s text:c="4"/>F<text:tab/><text:tab/>Not Visible</text:p>
      <text:p text:style-name="P4"><text:tab/><text:tab/> <text:s text:c="4"/><text:span text:style-name="T3">F<text:tab/><text:tab/> <text:s text:c="4"/>T<text:tab/><text:tab/>Not Visible</text:span></text:p>
      <text:p text:style-name="P4"><text:tab/><text:tab/> <text:s text:c="4"/><text:span text:style-name="T3">F<text:tab/><text:tab/> <text:s text:c="4"/>F<text:tab/><text:tab/>Not Visible</text:span></text:p>
      <text:p text:style-name="P4"/>
      <text:p text:style-name="P4"/>
      <text:p text:style-name="P4"/>
      <text:p text:style-name="P4"><text:span text:style-name="T5">5. N</text:span>ame , email, gender, location, mobile</text:p>
      <text:p text:style-name="P4"/>
      <text:p text:style-name="P4"/>
      <text:p text:style-name="P6"><text:tab/>name<text:tab/><text:tab/>email<text:tab/><text:tab/>gender<text:tab/><text:tab/>location<text:tab/>mobile<text:tab/><text:tab/>Sign Up button</text:p>
      <text:p text:style-name="P6"/>
      <text:p text:style-name="P6"><text:tab/>T<text:tab/><text:tab/>T<text:tab/><text:tab/>T<text:tab/><text:tab/>T<text:tab/><text:tab/>T<text:tab/><text:tab/>Visible</text:p>
      <text:p text:style-name="P6"><text:tab/>T<text:tab/><text:tab/>T<text:tab/><text:tab/>T<text:tab/><text:tab/>T<text:tab/><text:tab/>F<text:tab/><text:tab/>Not Visible</text:p>
      <text:p text:style-name="P6"><text:tab/>T<text:tab/><text:tab/>T<text:tab/><text:tab/>T<text:tab/><text:tab/>F<text:tab/><text:tab/>T<text:tab/><text:tab/>Not Visible</text:p>
      <text:p text:style-name="P6"><text:tab/>T<text:tab/><text:tab/>T<text:tab/><text:tab/>F<text:tab/><text:tab/>T<text:tab/><text:tab/>T<text:tab/><text:tab/>Not Visible</text:p>
      <text:p text:style-name="P6"><text:tab/>T<text:tab/><text:tab/>F<text:tab/><text:tab/>T<text:tab/><text:tab/>T<text:tab/><text:tab/>T<text:tab/><text:tab/>Not Visible</text:p>
      <text:p text:style-name="P6"><text:tab/>F<text:tab/><text:tab/>T<text:tab/><text:tab/>T<text:tab/><text:tab/>T<text:tab/><text:tab/>T<text:tab/><text:tab/>Not Visibl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2T16:20:45.348450487</meta:creation-date>
    <dc:date>2021-09-02T19:06:47.117544462</dc:date>
    <meta:editing-duration>PT1H14M37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30" meta:word-count="164" meta:character-count="965" meta:non-whitespace-character-count="697"/>
  </office:meta>
</office:document-meta>
</file>